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justify" draw:textarea-vertical-align="middle" draw:auto-grow-height="false" draw:shadow="visible" draw:shadow-offset-x="0.051cm" draw:shadow-offset-y="0.051cm" draw:shadow-color="#666666"/>
    </style:style>
    <style:style style:name="gr2" style:family="graphic" style:parent-style-name="standard">
      <style:graphic-properties draw:fill="gradient" draw:fill-color="#d6c2f5" draw:fill-gradient-name="Gradient_20_19" draw:textarea-horizontal-align="justify" draw:textarea-vertical-align="middle" draw:auto-grow-height="false" draw:shadow="visible" draw:shadow-offset-x="0.051cm" draw:shadow-offset-y="0.051cm" draw:shadow-color="#666666"/>
    </style:style>
    <style:style style:name="gr3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solid" draw:stroke-dash="Ultrafine_20_Dashed" svg:stroke-color="#808080" draw:fill="gradient" draw:fill-color="#ffffff" draw:fill-gradient-name="Gradient_20_18" draw:textarea-horizontal-align="justify" draw:textarea-vertical-align="top" draw:auto-grow-height="false" draw:shadow-offset-x="0.305cm" draw:shadow-offset-y="0.305cm"/>
    </style:style>
    <style:style style:name="gr5" style:family="graphic" style:parent-style-name="standard">
      <style:graphic-properties draw:stroke="solid" draw:stroke-dash="Fine_20_Dashed" svg:stroke-color="#808080" draw:fill="gradient" draw:fill-color="#ffffff" draw:fill-gradient-name="Gradient_20_18" draw:textarea-horizontal-align="justify" draw:textarea-vertical-align="top" draw:auto-grow-height="false" draw:shadow="hidden" draw:shadow-offset-x="0.051cm" draw:shadow-offset-y="0.051cm" draw:shadow-color="#666666"/>
    </style:style>
    <style:style style:name="gr6" style:family="graphic" style:parent-style-name="standard">
      <style:graphic-properties draw:fill="gradient" draw:fill-color="#ffd320" draw:fill-gradient-name="Gradient_20_16" draw:textarea-horizontal-align="justify" draw:textarea-vertical-align="middle" draw:auto-grow-height="false" draw:shadow="visible" draw:shadow-offset-x="0.051cm" draw:shadow-offset-y="0.051cm" draw:shadow-color="#666666"/>
    </style:style>
    <style:style style:name="gr7" style:family="graphic" style:parent-style-name="standard">
      <style:graphic-properties draw:fill="gradient" draw:fill-color="#ffd840" draw:fill-gradient-name="Gradient_20_25" draw:textarea-horizontal-align="justify" draw:textarea-vertical-align="middle" draw:auto-grow-height="false" fo:min-height="0cm" fo:min-width="0cm" draw:shadow="visible" draw:shadow-offset-x="0.051cm" draw:shadow-offset-y="0.051cm" draw:shadow-color="#666666"/>
    </style:style>
    <style:style style:name="gr8" style:family="graphic" style:parent-style-name="standard">
      <style:graphic-properties draw:fill="gradient" draw:fill-color="#0084d1" draw:fill-gradient-name="Gradient_20_22" draw:textarea-horizontal-align="justify" draw:textarea-vertical-align="middle" draw:auto-grow-height="false" draw:shadow="visible" draw:shadow-offset-x="0.051cm" draw:shadow-offset-y="0.051cm" draw:shadow-color="#666666"/>
    </style:style>
    <style:style style:name="gr9" style:family="graphic" style:parent-style-name="standard">
      <style:graphic-properties draw:fill="gradient" draw:fill-color="#7da647" draw:fill-gradient-name="Gradient_20_23" draw:textarea-horizontal-align="justify" draw:textarea-vertical-align="middle" draw:auto-grow-height="false" draw:shadow="visible" draw:shadow-offset-x="0.051cm" draw:shadow-offset-y="0.051cm" draw:shadow-color="#666666"/>
    </style:style>
    <style:style style:name="gr10" style:family="graphic" style:parent-style-name="standard">
      <style:graphic-properties draw:fill="gradient" draw:fill-color="#e6e6e6" draw:fill-gradient-name="Gradient_20_18" draw:textarea-horizontal-align="justify" draw:textarea-vertical-align="middle" draw:auto-grow-height="false" draw:shadow="visible" draw:shadow-offset-x="0.051cm" draw:shadow-offset-y="0.051cm" draw:shadow-color="#666666"/>
    </style:style>
    <style:style style:name="gr11" style:family="graphic" style:parent-style-name="standard">
      <style:graphic-properties svg:stroke-width="0.102cm" draw:marker-start="Arrow" draw:marker-start-width="0.457cm" draw:marker-end="" draw:marker-end-width="0.457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000000" fo:font-size="18pt" style:font-size-asian="18pt" style:font-size-complex="18pt"/>
    </style:style>
    <style:style style:name="P4" style:family="paragraph"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family="'Courier 10 Pitch'" style:font-pitch="fixed" fo:font-size="14pt" style:font-size-asian="14pt" style:font-size-complex="14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family="'Courier 10 Pitch'" style:font-pitch="fixed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5.121cm" svg:height="1.905cm" svg:x="7.285cm" svg:y="2.07cm">
          <text:p text:style-name="P1"><text:span text:style-name="T1">Creol</text:span></text:p>
          <text:p text:style-name="P1"><text:span text:style-name="T1">Program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id="id2" draw:layer="layout" svg:width="7.62cm" svg:height="1.67cm" svg:x="6.015cm" svg:y="5.58cm">
          <text:p text:style-name="P3"><text:span text:style-name="T2">Creol 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9.846cm" svg:y1="3.975cm" svg:x2="9.825cm" svg:y2="5.58cm" draw:start-shape="id1" draw:start-glue-point="6" draw:end-shape="id2" draw:end-glue-point="0" svg:d="m9846 3975-21 1605">
          <text:p/>
        </draw:connector>
        <draw:connector draw:style-name="gr3" draw:text-style-name="P5" draw:layer="layout" draw:type="line" svg:x1="9.825cm" svg:y1="7.25cm" svg:x2="9.842cm" svg:y2="9.26cm" draw:start-shape="id2" draw:end-shape="id3" draw:end-glue-point="0" svg:d="m9825 7250 17 2010">
          <text:p/>
        </draw:connector>
        <draw:custom-shape draw:style-name="gr4" draw:text-style-name="P5" draw:id="id3" draw:layer="layout" svg:width="15.875cm" svg:height="8.89cm" svg:x="1.905cm" svg:y="9.26cm">
          <text:p text:style-name="P5">Java Runtime Environ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3.97cm" svg:height="4.215cm" svg:x="2.975cm" svg:y="10.825cm">
          <text:p text:style-name="P5"><text:span text:style-name="T3">java.util.con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08cm" svg:height="1.905cm" svg:x="7.971cm" svg:y="12.22cm">
          <text:p text:style-name="P5"><text:span text:style-name="T4">Thread 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07cm" svg:height="1.905cm" svg:x="3.575cm" svg:y="12.22cm">
          <text:p text:style-name="P5"><text:span text:style-name="T4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07cm" svg:height="1.905cm" svg:x="12.368cm" svg:y="12.32cm">
          <text:p text:style-name="P5"><text:span text:style-name="T4">Executor</text:span></text:p>
          <text:p text:style-name="P5"><text:span text:style-name="T4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id="id4" draw:layer="layout" svg:width="12.6cm" svg:height="1.93cm" svg:x="3.66cm" svg:y="15.37cm">
          <text:p text:style-name="P5"><text:span text:style-name="T5">Java Virtual Mach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id="id5" draw:layer="layout" svg:width="12.717cm" svg:height="1.905cm" svg:x="3.593cm" svg:y="19.22cm">
          <text:p text:style-name="P5"><text:span text:style-name="T6">NPT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id="id6" draw:layer="layout" svg:width="12.7cm" svg:height="1.905cm" svg:x="3.61cm" svg:y="22.395cm">
          <text:p text:style-name="P5"><text:span text:style-name="T6">Operating System /</text:span></text:p>
          <text:p text:style-name="P5"><text:span text:style-name="T6"><text:s/></text:span><text:span text:style-name="T6">Kernel 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id="id7" draw:layer="layout" svg:width="12.315cm" svg:height="1.905cm" svg:x="3.795cm" svg:y="25.74cm">
          <text:p text:style-name="P5"><text:span text:style-name="T7">Multicore Plat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9.96cm" svg:y1="17.3cm" svg:x2="9.951cm" svg:y2="19.22cm" draw:start-shape="id4" draw:start-glue-point="2" draw:end-shape="id5" svg:d="m9960 17300v986h-9v934">
          <text:p/>
        </draw:connector>
        <draw:connector draw:style-name="gr11" draw:text-style-name="P5" draw:layer="layout" svg:x1="9.96cm" svg:y1="22.395cm" svg:x2="9.951cm" svg:y2="21.125cm" draw:start-shape="id6" draw:end-shape="id5" draw:end-glue-point="2" svg:d="m9960 22395v-610h-9v-660">
          <text:p/>
        </draw:connector>
        <draw:connector draw:style-name="gr3" draw:text-style-name="P5" draw:layer="layout" svg:x1="9.96cm" svg:y1="24.3cm" svg:x2="9.952cm" svg:y2="25.74cm" draw:start-shape="id6" draw:start-glue-point="2" draw:end-shape="id7" draw:end-glue-point="0" svg:d="m9960 24300v745h-8v6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3" draw:display-name="Gradient 13" draw:style="linear" draw:start-color="#ff420e" draw:end-color="#ffaa20" draw:start-intensity="100%" draw:end-intensity="100%" draw:angle="0" draw:border="20%"/>
    <draw:gradient draw:name="Gradient_20_15" draw:display-name="Gradient 15" draw:style="linear" draw:start-color="#7d73a6" draw:end-color="#d6c2f5" draw:start-intensity="100%" draw:end-intensity="100%" draw:angle="0" draw:border="20%"/>
    <draw:gradient draw:name="Gradient_20_16" draw:display-name="Gradient 16" draw:style="linear" draw:start-color="#ff950e" draw:end-color="#ffd320" draw:start-intensity="100%" draw:end-intensity="100%" draw:angle="0" draw:border="20%"/>
    <draw:gradient draw:name="Gradient_20_18" draw:display-name="Gradient 18" draw:style="linear" draw:start-color="#e6e6e6" draw:end-color="#cccccc" draw:start-intensity="100%" draw:end-intensity="100%" draw:angle="0" draw:border="20%"/>
    <draw:gradient draw:name="Gradient_20_19" draw:display-name="Gradient 19" draw:style="linear" draw:start-color="#ccccff" draw:end-color="#9999cc" draw:start-intensity="100%" draw:end-intensity="100%" draw:angle="0" draw:border="20%"/>
    <draw:gradient draw:name="Gradient_20_22" draw:display-name="Gradient 22" draw:style="linear" draw:start-color="#0084d1" draw:end-color="#004586" draw:start-intensity="100%" draw:end-intensity="100%" draw:angle="0" draw:border="20%"/>
    <draw:gradient draw:name="Gradient_20_23" draw:display-name="Gradient 23" draw:style="linear" draw:start-color="#94bd5e" draw:end-color="#5c8526" draw:start-intensity="100%" draw:end-intensity="100%" draw:angle="0" draw:border="20%"/>
    <draw:gradient draw:name="Gradient_20_24" draw:display-name="Gradient 24" draw:style="linear" draw:start-color="#ff950e" draw:end-color="#ffd440" draw:start-intensity="100%" draw:end-intensity="100%" draw:angle="0" draw:border="20%"/>
    <draw:gradient draw:name="Gradient_20_25" draw:display-name="Gradient 25" draw:style="linear" draw:start-color="#ffd440" draw:end-color="#ff950e" draw:start-intensity="100%" draw:end-intensity="100%" draw:angle="0" draw:border="2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812cm" fo:page-height="29.9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hrooz Nobakht</meta:initial-creator>
    <meta:creation-date>2010-12-22T13:07:04</meta:creation-date>
    <dc:date>2011-01-23T18:28:18</dc:date>
    <dc:creator>Behrooz Nobakht</dc:creator>
    <meta:editing-duration>PT01H49M23S</meta:editing-duration>
    <meta:editing-cycles>64</meta:editing-cycles>
    <meta:generator>OpenOffice.org/3.2$Linux OpenOffice.org_project/320m19$Build-9505</meta:generator>
    <meta:document-statistic meta:object-count="16"/>
  </office:meta>
</office:document-meta>
</file>